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200000193F9753770942EDA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NewRoman" svg:font-family="TimesNewRoman"/>
    <style:font-face style:name="CMU Serif1" svg:font-family="'CMU Serif'" style:font-adornments="Roman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8cm" svg:stroke-color="#33cc33" svg:stroke-opacity="16%" draw:stroke-linejoin="miter" svg:stroke-linecap="butt" draw:fill="solid" draw:fill-color="#33cc33" draw:opacity="16%" fo:padding-top="0.04cm" fo:padding-bottom="0.04cm" fo:padding-left="0.04cm" fo:padding-right="0.04cm"/>
    </style:style>
    <style:style style:name="gr5" style:family="graphic" style:parent-style-name="standard">
      <style:graphic-properties draw:stroke="dash" draw:stroke-dash="stroke-dash30" svg:stroke-width="0.033cm" svg:stroke-color="#33cc33" svg:stroke-opacity="16%" draw:stroke-linejoin="miter" svg:stroke-linecap="butt" draw:fill="none" fo:padding-top="0.016cm" fo:padding-bottom="0.016cm" fo:padding-left="0.016cm" fo:padding-right="0.016cm"/>
    </style:style>
    <style:style style:name="gr6" style:family="graphic" style:parent-style-name="standard">
      <style:graphic-properties draw:stroke="none" draw:fill="solid" draw:fill-color="#33cc33"/>
    </style:style>
    <style:style style:name="gr7" style:family="graphic" style:parent-style-name="standard">
      <style:graphic-properties draw:stroke="solid" svg:stroke-width="0.055cm" svg:stroke-color="#000000" draw:stroke-linejoin="miter" svg:stroke-linecap="butt" draw:fill="none" fo:padding-top="0.027cm" fo:padding-bottom="0.027cm" fo:padding-left="0.027cm" fo:padding-right="0.027cm"/>
    </style:style>
    <style:style style:name="gr8" style:family="graphic" style:parent-style-name="standard">
      <style:graphic-properties draw:stroke="dash" draw:stroke-dash="stroke-dash45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</style:style>
    <style:style style:name="gr11" style:family="graphic" style:parent-style-name="standard">
      <style:graphic-properties draw:stroke="dash" draw:stroke-dash="stroke-dash30" svg:stroke-width="0.033cm" svg:stroke-color="#33cc33" draw:stroke-linejoin="miter" svg:stroke-linecap="butt" draw:fill="none" fo:padding-top="0.016cm" fo:padding-bottom="0.016cm" fo:padding-left="0.016cm" fo:padding-right="0.016cm"/>
    </style:style>
    <style:style style:name="gr12" style:family="graphic" style:parent-style-name="standard">
      <style:graphic-properties draw:stroke="solid" svg:stroke-width="0.035cm" svg:stroke-color="#33cc33" draw:stroke-linejoin="miter" svg:stroke-linecap="butt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none" draw:fill="solid" draw:fill-color="#2e75b6"/>
    </style:style>
    <style:style style:name="gr14" style:family="graphic" style:parent-style-name="standard">
      <style:graphic-properties draw:stroke="solid" svg:stroke-width="0.035cm" svg:stroke-color="#de0015" draw:stroke-linejoin="miter" svg:stroke-linecap="butt" draw:fill="none" fo:padding-top="0.017cm" fo:padding-bottom="0.017cm" fo:padding-left="0.017cm" fo:padding-right="0.017cm"/>
    </style:style>
    <style:style style:name="gr15" style:family="graphic" style:parent-style-name="standard">
      <style:graphic-properties draw:stroke="none" draw:fill="solid" draw:fill-color="#de0015"/>
    </style:style>
    <style:style style:name="gr16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.5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918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  <style:text-properties style:font-name="CMU Serif"/>
    </style:style>
    <style:style style:name="P4" style:family="paragraph">
      <loext:graphic-properties draw:fill="none"/>
      <style:paragraph-properties fo:text-align="start" style:writing-mode="lr-tb"/>
      <style:text-properties style:font-name="CMU Serif" fo:font-size="14.1000003814697pt" style:font-size-asian="14.1000003814697pt" style:font-size-complex="14.1000003814697pt"/>
    </style:style>
    <style:style style:name="P5" style:family="paragraph">
      <loext:graphic-properties draw:fill="solid" draw:fill-color="#33cc33" draw:opacity="16%"/>
    </style:style>
    <style:style style:name="P6" style:family="paragraph">
      <loext:graphic-properties draw:fill="solid" draw:fill-color="#33cc33"/>
    </style:style>
    <style:style style:name="P7" style:family="paragraph">
      <loext:graphic-properties draw:fill="none"/>
      <style:paragraph-properties fo:text-align="start" style:writing-mode="lr-tb"/>
      <style:text-properties style:font-name="CMU Serif" fo:font-size="10pt" style:font-size-asian="10pt" style:font-size-complex="10pt"/>
    </style:style>
    <style:style style:name="P8" style:family="paragraph">
      <loext:graphic-properties draw:fill="solid" draw:fill-color="#2e75b6"/>
    </style:style>
    <style:style style:name="P9" style:family="paragraph">
      <loext:graphic-properties draw:fill="solid" draw:fill-color="#de0015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start" style:writing-mode="lr-tb"/>
      <style:text-properties style:font-name="CMU Serif" fo:font-size="12pt" style:font-size-asian="12pt" style:font-size-complex="12pt"/>
    </style:style>
    <style:style style:name="P13" style:family="paragraph">
      <style:paragraph-properties fo:text-align="start" style:writing-mode="lr-tb"/>
      <style:text-properties style:font-name="CMU Serif" fo:font-size="12pt" style:font-size-asian="12pt" style:font-size-complex="12pt"/>
    </style:style>
    <style:style style:name="P14" style:family="paragraph">
      <style:paragraph-properties fo:text-align="start" style:writing-mode="lr-tb"/>
      <style:text-properties style:use-window-font-color="true" style:font-name="CMU Serif" fo:font-size="12pt" style:font-size-asian="12pt" style:font-size-complex="12pt"/>
    </style:style>
    <style:style style:name="P15" style:family="paragraph">
      <loext:graphic-properties draw:fill="none"/>
      <style:paragraph-properties fo:text-align="start" style:writing-mode="lr-tb"/>
      <style:text-properties style:use-window-font-color="true" style:font-name="CMU Serif" fo:font-size="12pt" style:font-size-asian="12pt" style:font-size-complex="12pt"/>
    </style:style>
    <style:style style:name="T1" style:family="text">
      <style:text-properties fo:color="#000000" fo:font-size="14.1000003814697pt" style:font-size-asian="14.1000003814697pt" style:font-name-complex="TimesNewRoman" style:font-size-complex="14.1000003814697pt"/>
    </style:style>
    <style:style style:name="T2" style:family="text">
      <style:text-properties fo:color="#000000" style:font-name="CMU Serif" fo:font-size="14.1000003814697pt" style:font-size-asian="14.1000003814697pt" style:font-name-complex="TimesNewRoman" style:font-size-complex="14.1000003814697pt"/>
    </style:style>
    <style:style style:name="T3" style:family="text">
      <style:text-properties fo:color="#000000" style:font-name="CMU Serif" fo:font-size="10pt" style:font-size-asian="10pt" style:font-name-complex="TimesNewRoman" style:font-size-complex="10pt"/>
    </style:style>
    <style:style style:name="T4" style:family="text">
      <style:text-properties fo:color="#33cc33" style:font-name="TimesNewRoman" fo:font-size="10pt" style:font-size-asian="10pt" style:font-name-complex="TimesNewRoman" style:font-size-complex="10pt"/>
    </style:style>
    <style:style style:name="T5" style:family="text">
      <style:text-properties fo:color="#de0015" style:font-name="CMU Serif1" fo:font-size="12pt" style:font-name-asian="CMU Serif1" style:font-size-asian="12pt" style:font-name-complex="CMU Serif1" style:font-size-complex="12pt"/>
    </style:style>
    <style:style style:name="T6" style:family="text">
      <style:text-properties fo:color="#000000" style:font-name="TimesNewRoman" fo:font-size="10pt" style:font-size-asian="10pt" style:font-name-complex="TimesNewRoman" style:font-size-complex="10pt"/>
    </style:style>
    <style:style style:name="T7" style:family="text">
      <style:text-properties fo:color="#000000" style:font-name="CMU Serif" fo:font-size="12pt" style:font-size-asian="12pt" style:font-name-complex="TimesNewRoman" style:font-size-complex="12pt"/>
    </style:style>
    <style:style style:name="T8" style:family="text">
      <style:text-properties style:use-window-font-color="true" style:font-name="CMU Serif" fo:font-size="12pt" style:font-size-asian="12pt" style:font-name-complex="TimesNewRoman" style:font-size-complex="12pt"/>
    </style:style>
    <style:style style:name="T9" style:family="text">
      <style:text-properties style:use-window-font-color="true" style:font-name="CMU Serif1" fo:font-size="12pt" style:font-name-asian="CMU Serif1" style:font-size-asian="12pt" style:font-name-complex="CMU Serif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52cm" svg:height="7.539cm" draw:transform="rotate (1.71670585226162) translate (1.093cm 10.428cm)">
          <draw:image xlink:href="Pictures/100000000000019200000193F9753770942EDA08.png" xlink:type="simple" xlink:show="embed" xlink:actuate="onLoad">
            <text:p/>
          </draw:image>
        </draw:frame>
        <draw:path draw:style-name="gr2" draw:text-style-name="P2" draw:layer="layout" svg:width="0.211cm" svg:height="5.935cm" svg:x="4.171cm" svg:y="0.223cm" svg:viewBox="0 0 212 5936" svg:d="M123 5936v-5759h-35v5759zM212 212l-106-212-106 212z">
          <text:p/>
        </draw:path>
        <draw:path draw:style-name="gr2" draw:text-style-name="P2" draw:layer="layout" svg:width="4.922cm" svg:height="0.149cm" svg:x="4.277cm" svg:y="6.084cm" svg:viewBox="0 0 4923 150" svg:d="M0 94l4799-7v-24l-4799 6zM4774 150l149-75-149-75z">
          <text:p/>
        </draw:path>
        <draw:path draw:style-name="gr2" draw:text-style-name="P2" draw:layer="layout" svg:width="3.692cm" svg:height="3.551cm" svg:x="0.598cm" svg:y="6.154cm" svg:viewBox="0 0 3693 3552" svg:d="M3668 0l-3553 3417 24 26 3554-3417zM79 3329l-79 223 226-70z">
          <text:p/>
        </draw:path>
        <draw:frame draw:style-name="gr3" draw:text-style-name="P4" draw:layer="layout" svg:width="0.494cm" svg:height="0.585cm" svg:x="3.792cm" svg:y="0cm">
          <draw:text-box>
            <text:p text:style-name="P3"><text:span text:style-name="T1">y</text:span></text:p>
          </draw:text-box>
        </draw:frame>
        <draw:frame draw:style-name="gr3" draw:text-style-name="P4" draw:layer="layout" svg:width="0.494cm" svg:height="0.585cm" svg:x="8.8cm" svg:y="6.188cm">
          <draw:text-box>
            <text:p text:style-name="P3"><text:span text:style-name="T2">z</text:span></text:p>
          </draw:text-box>
        </draw:frame>
        <draw:path draw:style-name="gr4" draw:text-style-name="P5" draw:layer="layout" svg:width="5.237cm" svg:height="0.783cm" svg:x="1.658cm" svg:y="3.244cm" svg:viewBox="0 0 5238 784" svg:d="M0 392c0-216 1173-392 2619-392s2619 176 2619 392c0 217-1173 392-2619 392s-2619-175-2619-392z">
          <text:p/>
        </draw:path>
        <draw:line draw:style-name="gr5" draw:text-style-name="P1" draw:layer="layout" svg:x1="4.277cm" svg:y1="3.631cm" svg:x2="6.894cm" svg:y2="3.631cm">
          <text:p/>
        </draw:line>
        <draw:path draw:style-name="gr6" draw:text-style-name="P6" draw:layer="layout" svg:width="1.872cm" svg:height="2.267cm" svg:x="2.425cm" svg:y="3.913cm" svg:viewBox="0 0 1873 2268" svg:d="M1830 2268l-1740-2115 43-34 1740 2114zM52 230l-52-230 216 96z">
          <text:p/>
        </draw:path>
        <draw:line draw:style-name="gr7" draw:text-style-name="P1" draw:layer="layout" svg:x1="3.944cm" svg:y1="2.431cm" svg:x2="4.611cm" svg:y2="2.443cm">
          <text:p/>
        </draw:line>
        <draw:line draw:style-name="gr8" draw:text-style-name="P1" draw:layer="layout" svg:x1="6.892cm" svg:y1="3.631cm" svg:x2="6.889cm" svg:y2="6.122cm">
          <text:p/>
        </draw:line>
        <draw:line draw:style-name="gr7" draw:text-style-name="P1" draw:layer="layout" svg:x1="8.004cm" svg:y1="6.453cm" svg:x2="8.004cm" svg:y2="5.868cm">
          <text:p/>
        </draw:line>
        <draw:line draw:style-name="gr7" draw:text-style-name="P1" draw:layer="layout" svg:x1="1.805cm" svg:y1="8.968cm" svg:x2="1.383cm" svg:y2="8.527cm">
          <text:p/>
        </draw:line>
        <draw:frame draw:style-name="gr9" draw:text-style-name="P4" draw:layer="layout" svg:width="0.495cm" svg:height="0.585cm" svg:x="0.331cm" svg:y="9.021cm">
          <draw:text-box>
            <text:p text:style-name="P3"><text:span text:style-name="T2">x</text:span></text:p>
          </draw:text-box>
        </draw:frame>
        <draw:frame draw:style-name="gr10" draw:text-style-name="P7" draw:layer="layout" svg:width="0.35cm" svg:height="0.42cm" svg:x="4.679cm" svg:y="2.235cm">
          <draw:text-box>
            <text:p text:style-name="P3"><text:span text:style-name="T3">1</text:span></text:p>
          </draw:text-box>
        </draw:frame>
        <draw:line draw:style-name="gr11" draw:text-style-name="P1" draw:layer="layout" svg:x1="2.422cm" svg:y1="3.908cm" svg:x2="4.274cm" svg:y2="3.631cm">
          <text:p/>
        </draw:line>
        <draw:path draw:style-name="gr12" draw:text-style-name="P1" draw:layer="layout" svg:width="0.953cm" svg:height="0.221cm" svg:x="3.718cm" svg:y="3.644cm" svg:viewBox="0 0 954 222" svg:d="M954 0c-101 266-524 298-944 70-3-2-6-4-10-5">
          <text:p/>
        </draw:path>
        <draw:path draw:style-name="gr13" draw:text-style-name="P8" draw:layer="layout" svg:width="3.704cm" svg:height="0.212cm" svg:x="4.3cm" svg:y="6.068cm" svg:viewBox="0 0 3705 213" svg:d="M0 145l165-1v-55l-165 1zM220 144h165v-55h-165zM440 144l165-1v-55l-165 1zM660 143h165v-55h-165zM880 142h166v-55h-166zM1101 142l165-1v-55l-165 1zM1321 141h165v-56l-165 1zM1541 141l165-1v-55h-165zM1761 140l165-1v-55l-165 1zM1981 139l165-1v-55l-165 1zM2201 138h165v-55h-165zM2421 138l165-1v-55l-165 1zM2642 137h165v-55h-165zM2862 136h165v-55h-165zM3082 136l165-1v-55l-165 1zM3302 135h165v-56l-165 1zM3522 135h6v-56h-6zM3493 213l212-107-213-106z">
          <text:p/>
        </draw:path>
        <draw:path draw:style-name="gr14" draw:text-style-name="P1" draw:layer="layout" svg:width="0.335cm" svg:height="1.012cm" svg:x="5.379cm" svg:y="5.127cm" svg:viewBox="0 0 336 1013" svg:d="M0 0c298 250 411 655 285 1013">
          <text:p/>
        </draw:path>
        <draw:polygon draw:style-name="gr15" draw:text-style-name="P9" draw:layer="layout" svg:width="0.181cm" svg:height="0.197cm" svg:x="5.396cm" svg:y="5.125cm" svg:viewBox="0 0 182 198" draw:points="60,198 0,0 182,99">
          <text:p/>
        </draw:polygon>
        <draw:polygon draw:style-name="gr14" draw:text-style-name="P1" draw:layer="layout" svg:width="0.181cm" svg:height="0.197cm" svg:x="5.396cm" svg:y="5.125cm" svg:viewBox="0 0 182 198" draw:points="60,198 0,0 182,99">
          <text:p/>
        </draw:polygon>
        <draw:polygon draw:style-name="gr6" draw:text-style-name="P6" draw:layer="layout" svg:width="0.188cm" svg:height="0.154cm" svg:x="3.756cm" svg:y="3.719cm" svg:viewBox="0 0 189 155" draw:points="112,155 0,0 189,26">
          <text:p/>
        </draw:polygon>
        <draw:polygon draw:style-name="gr12" draw:text-style-name="P1" draw:layer="layout" svg:width="0.188cm" svg:height="0.154cm" svg:x="3.756cm" svg:y="3.719cm" svg:viewBox="0 0 189 155" draw:points="112,155 0,0 189,26">
          <text:p/>
        </draw:polygon>
        <draw:frame draw:style-name="gr10" draw:text-style-name="P7" draw:layer="layout" svg:width="0.35cm" svg:height="0.42cm" svg:x="7.926cm" svg:y="5.437cm">
          <draw:text-box>
            <text:p text:style-name="P3"><text:span text:style-name="T3">1</text:span></text:p>
          </draw:text-box>
        </draw:frame>
        <draw:frame draw:style-name="gr10" draw:text-style-name="P11" draw:layer="layout" svg:width="0.35cm" svg:height="0.39cm" svg:x="4.743cm" svg:y="3.615cm">
          <draw:text-box>
            <text:p text:style-name="P10"><text:span text:style-name="T4">Ψ</text:span></text:p>
          </draw:text-box>
        </draw:frame>
        <draw:path draw:style-name="gr16" draw:text-style-name="P1" draw:layer="layout" svg:width="2.591cm" svg:height="0.326cm" svg:x="4.298cm" svg:y="6.15cm" svg:viewBox="0 0 2592 327" svg:d="M2592 0c0 90-162 164-362 164h-542c-199 0-361 73-361 163 0-90-162-163-361-163h-604c-200 0-362-74-362-164">
          <text:p/>
        </draw:path>
        <draw:path draw:style-name="gr15" draw:text-style-name="P9" draw:layer="layout" svg:width="2.7cm" svg:height="2.567cm" svg:x="4.26cm" svg:y="3.625cm" svg:viewBox="0 0 2701 2568" svg:d="M38 2568l119-113-37-40-120 113zM197 2417l120-114-38-40-119 114zM357 2265l120-114-38-40-120 114zM517 2114l119-115-38-40-120 115zM676 1961l120-114-38-40-120 114zM835 1809l121-113-38-40-120 113zM996 1658l120-114-38-40-120 114zM1156 1506l119-114-37-40-120 114zM1315 1354l120-113-38-40-120 114zM1475 1203l120-114-38-40-120 114zM1634 1051l120-113-38-40-119 113zM1794 899l120-113-38-40-120 114zM1954 748l119-114-37-40-120 114zM2113 596l120-114-38-39-120 113zM2273 445l120-114-39-40-119 114zM2432 293l120-114-38-40-120 114zM2592 141l-38-40zM2620 222l81-222-227 69z">
          <text:p/>
        </draw:path>
        <draw:frame draw:style-name="gr17" draw:text-style-name="P12" draw:layer="layout" svg:width="0.422cm" svg:height="0.505cm" svg:x="5.2cm" svg:y="5.4cm">
          <draw:text-box>
            <text:p text:style-name="P3"><text:span text:style-name="T5">φ</text:span></text:p>
          </draw:text-box>
        </draw:frame>
        <draw:frame draw:style-name="gr10" draw:text-style-name="P11" draw:layer="layout" svg:width="0.35cm" svg:height="0.39cm" svg:x="1.123cm" svg:y="8.178cm">
          <draw:text-box>
            <text:p text:style-name="P10"><text:span text:style-name="T6">1</text:span></text:p>
          </draw:text-box>
        </draw:frame>
        <draw:line draw:style-name="gr16" draw:text-style-name="P1" draw:layer="layout" svg:x1="6.127cm" svg:y1="3.359cm" svg:x2="4.8cm" svg:y2="1.977cm">
          <text:p/>
        </draw:line>
        <draw:frame draw:style-name="gr18" draw:text-style-name="P12" draw:layer="layout" svg:width="1.52cm" svg:height="0.578cm" svg:x="5.2cm" svg:y="6.477cm">
          <draw:text-box>
            <text:p text:style-name="P13"><text:span text:style-name="T7">co</text:span><text:span text:style-name="T8">s(</text:span><text:span text:style-name="T9">φ</text:span><text:span text:style-name="T8">) </text:span></text:p>
          </draw:text-box>
        </draw:frame>
        <draw:frame draw:style-name="gr19" draw:text-style-name="P15" draw:layer="layout" svg:width="4.96cm" svg:height="0.505cm" svg:x="4.466cm" svg:y="1.472cm">
          <draw:text-box>
            <text:p text:style-name="P14"><text:span text:style-name="T8">Circumference = 2πcos(</text:span><text:span text:style-name="T9">φ</text:span><text:span text:style-name="T8">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NewRoman" svg:font-family="TimesNewRoman"/>
    <style:font-face style:name="CMU Serif1" svg:font-family="'CMU Serif'" style:font-adornments="Roman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stroke-dash30" draw:style="rect" draw:dots1="1" draw:dots1-length="0.101cm" draw:distance="0.033cm"/>
    <draw:stroke-dash draw:name="stroke-dash45" draw:style="rect" draw:dots1="1" draw:dots1-length="0.067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3cm" fo:page-height="10.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12:45:22.695558916</meta:creation-date>
    <dc:date>2017-12-11T13:54:45.209001290</dc:date>
    <meta:editing-duration>PT48M51S</meta:editing-duration>
    <meta:editing-cycles>1</meta:editing-cycles>
    <meta:document-statistic meta:object-count="32"/>
    <meta:generator>LibreOffice/5.1.6.2$Linux_X86_64 LibreOffice_project/10m0$Build-2</meta:generator>
  </office:meta>
</office:document-meta>
</file>